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Subheading">
      <style:text-properties fo:text-transform="uppercase" style:text-position="-3% 100%" style:font-name="Ringside Regular1" fo:font-size="10pt" fo:font-style="italic" fo:font-weight="250" officeooo:rsid="00bfc300" officeooo:paragraph-rsid="00bfc300" style:font-weight-asian="normal" style:font-weight-complex="normal"/>
    </style:style>
    <style:style style:name="P11" style:family="paragraph" style:parent-style-name="Table_20_End_20_Date">
      <style:text-properties officeooo:rsid="00c0da6c" officeooo:paragraph-rsid="00c0da6c"/>
    </style:style>
    <style:style style:name="P12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  <style:style style:name="T10" style:family="text">
      <style:text-properties officeooo:rsid="00c03b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2487255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1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skills-based volunteering for the Art Explora Academy online program</text:p>
          </table:table-cell>
        </table:table-row>
        <table:table-row table:style-name="TableLine1055532487234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248721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248715008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24872473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248727552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248727808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24872806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24872832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248728832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248726272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text:span text:style-name="T10">, Technical Trainer &amp; Project Manager</text:span></text:p>
          </table:table-cell>
        </table:table-row>
        <table:table-row table:style-name="TableLine105553249080832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248729856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249086976">
                <table:table-cell table:style-name="SoftwareEngineer.A1" office:value-type="string">
                  <text:p text:style-name="P10">Print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249082880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249084160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249089536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249089280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249087744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24908851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2">&amp;</text:span> Interactive Media Master Degree from CNAM-ENJMIN</text:p>
          </table:table-cell>
        </table:table-row>
        <table:table-row table:style-name="TableLine10555324908492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249085440">
          <table:table-cell table:style-name="Table2.A1" office:value-type="string">
            <text:p text:style-name="Table_20_Start_20_Date">since 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10-05T17:46:41.991438469</dc:date>
    <meta:editing-duration>PT5H16M34S</meta:editing-duration>
    <meta:editing-cycles>149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2" meta:word-count="148" meta:character-count="1065" meta:non-whitespace-character-count="965"/>
  </office:meta>
</office:document-meta>
</file>